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0.027cm" svg:height="2.156cm" svg:x="5.473cm" svg:y="1.7cm">
          <draw:text-box>
            <text:p text:style-name="P1"><text:span text:style-name="T1">時間の計算</text:span></text:p>
          </draw:text-box>
        </draw:frame>
        <draw:frame draw:style-name="gr1" draw:text-style-name="P2" draw:layer="layout" svg:width="9.299cm" svg:height="19.661cm" svg:x="2.3cm" svg:y="6cm">
          <draw:text-box>
            <text:p text:style-name="P2"><text:span text:style-name="T2">12</text:span><text:span text:style-name="T2">時</text:span><text:span text:style-name="T2">00</text:span><text:span text:style-name="T2">分＋</text:span><text:span text:style-name="T2">30</text:span><text:span text:style-name="T2">分　</text:span><text:span text:style-name="T2">=</text:span></text:p>
            <text:p text:style-name="P2"><text:span text:style-name="T2"/></text:p>
            <text:p text:style-name="P2"><text:span text:style-name="T2"/></text:p>
            <text:p text:style-name="P2"><text:span text:style-name="T2">9</text:span><text:span text:style-name="T2">時</text:span><text:span text:style-name="T2">20</text:span><text:span text:style-name="T2">分　＋　</text:span><text:span text:style-name="T2">40</text:span><text:span text:style-name="T2">分 </text:span><text:span text:style-name="T2">=</text:span></text:p>
            <text:p text:style-name="P2"><text:span text:style-name="T2"/></text:p>
            <text:p text:style-name="P2"><text:span text:style-name="T2"/></text:p>
            <text:p text:style-name="P2"><text:span text:style-name="T2">6</text:span><text:span text:style-name="T2">時</text:span><text:span text:style-name="T2">30</text:span><text:span text:style-name="T2">分 </text:span><text:span text:style-name="T2">+ 45</text:span><text:span text:style-name="T2">分 </text:span><text:span text:style-name="T2">=</text:span></text:p>
            <text:p text:style-name="P2"><text:span text:style-name="T2"/></text:p>
            <text:p text:style-name="P2"><text:span text:style-name="T2"/></text:p>
            <text:p text:style-name="P2"><text:span text:style-name="T2">2</text:span><text:span text:style-name="T2">時</text:span><text:span text:style-name="T2">40</text:span><text:span text:style-name="T2">分 </text:span><text:span text:style-name="T2">+ 1</text:span><text:span text:style-name="T2">時間</text:span><text:span text:style-name="T2">40</text:span><text:span text:style-name="T2">分 </text:span><text:span text:style-name="T2">=</text:span></text:p>
            <text:p text:style-name="P2"><text:span text:style-name="T2"/></text:p>
            <text:p text:style-name="P2"><text:span text:style-name="T2"/></text:p>
            <text:p text:style-name="P2"><text:span text:style-name="T2">12</text:span><text:span text:style-name="T2">時</text:span><text:span text:style-name="T2">00</text:span><text:span text:style-name="T2">分 </text:span><text:span text:style-name="T2">- 30</text:span><text:span text:style-name="T2">分　</text:span><text:span text:style-name="T2">=</text:span></text:p>
            <text:p text:style-name="P2"><text:span text:style-name="T2"/></text:p>
            <text:p text:style-name="P2"><text:span text:style-name="T2"/></text:p>
            <text:p text:style-name="P2"><text:span text:style-name="T2">9</text:span><text:span text:style-name="T2">時</text:span><text:span text:style-name="T2">40</text:span><text:span text:style-name="T2">分　 </text:span><text:span text:style-name="T2">- </text:span><text:span text:style-name="T2">　</text:span><text:span text:style-name="T2">20</text:span><text:span text:style-name="T2">分 </text:span><text:span text:style-name="T2">=</text:span></text:p>
            <text:p text:style-name="P2"><text:span text:style-name="T2"/></text:p>
            <text:p text:style-name="P2"><text:span text:style-name="T2"/></text:p>
            <text:p text:style-name="P2"><text:span text:style-name="T2">6</text:span><text:span text:style-name="T2">時</text:span><text:span text:style-name="T2">30</text:span><text:span text:style-name="T2">分 </text:span><text:span text:style-name="T2">- 45</text:span><text:span text:style-name="T2">分 </text:span><text:span text:style-name="T2">=</text:span></text:p>
            <text:p text:style-name="P2"><text:span text:style-name="T2"/></text:p>
            <text:p text:style-name="P2"><text:span text:style-name="T2"/></text:p>
            <text:p text:style-name="P2"><text:span text:style-name="T2">2</text:span><text:span text:style-name="T2">時</text:span><text:span text:style-name="T2">30</text:span><text:span text:style-name="T2">分 </text:span><text:span text:style-name="T2">- 1</text:span><text:span text:style-name="T2">時間</text:span><text:span text:style-name="T2">40</text:span><text:span text:style-name="T2">分 </text:span><text:span text:style-name="T2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7T20:51:51.30</meta:creation-date>
    <dc:date>2015-12-17T20:58:56.80</dc:date>
    <meta:editing-duration>PT7M5S</meta:editing-duration>
    <meta:editing-cycles>2</meta:editing-cycles>
    <meta:generator>LibreOffice/3.4$Win32 LibreOffice_project/340m1$Build-203</meta:generator>
    <meta:print-date>2015-12-17T20:58:35.46</meta:print-date>
    <meta:document-statistic meta:object-count="2"/>
  </office:meta>
</office:document-meta>
</file>